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2" svg:font-family="'Lohit Devanagari'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adrão">
      <style:paragraph-properties fo:margin-left="0cm" fo:margin-right="0cm" style:line-height-at-least="0.353cm" fo:text-align="start" style:justify-single-word="false" fo:text-indent="0cm" style:auto-text-indent="false" style:writing-mode="lr-tb">
        <style:tab-stops>
          <style:tab-stop style:position="0cm"/>
        </style:tab-stops>
      </style:paragraph-properties>
      <style:text-properties fo:color="#000000" fo:font-size="12pt" fo:font-weight="normal" officeooo:rsid="000f5f4a" style:font-size-asian="12pt" style:font-weight-asian="normal" style:font-size-complex="12pt" style:font-weight-complex="normal"/>
    </style:style>
    <style:style style:name="P2" style:family="paragraph" style:parent-style-name="Padrão">
      <style:paragraph-properties fo:margin-left="0cm" fo:margin-right="0cm" fo:line-height="115%" fo:text-align="start" style:justify-single-word="false" fo:text-indent="0cm" style:auto-text-indent="false" style:writing-mode="lr-tb">
        <style:tab-stops>
          <style:tab-stop style:position="0cm"/>
        </style:tab-stops>
      </style:paragraph-properties>
      <style:text-properties fo:color="#000000" fo:font-size="12pt" fo:font-weight="normal" officeooo:rsid="000f5f4a" style:font-size-asian="12pt" style:font-weight-asian="normal" style:font-size-complex="12pt" style:font-weight-complex="normal"/>
    </style:style>
    <style:style style:name="P3" style:family="paragraph" style:parent-style-name="Standard">
      <style:text-properties officeooo:rsid="000a1f4e" officeooo:paragraph-rsid="000a1f4e"/>
    </style:style>
    <style:style style:name="P4" style:family="paragraph" style:parent-style-name="Standard" style:list-style-name="L1">
      <style:text-properties officeooo:rsid="000a1f4e" officeooo:paragraph-rsid="000a1f4e"/>
    </style:style>
    <style:style style:name="P5" style:family="paragraph" style:parent-style-name="Standard" style:list-style-name="L2">
      <style:text-properties officeooo:rsid="000a1f4e" officeooo:paragraph-rsid="000a1f4e"/>
    </style:style>
    <style:style style:name="P6" style:family="paragraph" style:parent-style-name="Standard">
      <style:text-properties fo:font-weight="bold" officeooo:rsid="000a1f4e" officeooo:paragraph-rsid="000a1f4e" style:font-weight-asian="bold" style:font-weight-complex="bold"/>
    </style:style>
    <style:style style:name="P7" style:family="paragraph" style:parent-style-name="Standard" style:list-style-name="L2">
      <style:text-properties fo:font-weight="bold" officeooo:rsid="000acaee" officeooo:paragraph-rsid="000acaee" style:font-weight-asian="bold" style:font-weight-complex="bold"/>
    </style:style>
    <style:style style:name="P8" style:family="paragraph" style:parent-style-name="Standard" style:list-style-name="L2">
      <style:text-properties fo:font-weight="bold" officeooo:rsid="000c2151" officeooo:paragraph-rsid="000c2151" style:font-weight-asian="bold" style:font-weight-complex="bold"/>
    </style:style>
    <style:style style:name="P9" style:family="paragraph" style:parent-style-name="Standard" style:list-style-name="L2">
      <style:paragraph-properties fo:text-align="justify" style:justify-single-word="false"/>
      <style:text-properties fo:font-weight="bold" officeooo:rsid="000c2151" officeooo:paragraph-rsid="000c2151" style:font-weight-asian="bold" style:font-weight-complex="bold"/>
    </style:style>
    <style:style style:name="P10" style:family="paragraph" style:parent-style-name="Standard" style:list-style-name="L2">
      <style:text-properties officeooo:paragraph-rsid="000a1f4e"/>
    </style:style>
    <style:style style:name="P11" style:family="paragraph" style:parent-style-name="Standard" style:list-style-name="L2">
      <style:paragraph-properties fo:text-align="justify" style:justify-single-word="false"/>
      <style:text-properties fo:color="#ff8000" fo:font-weight="bold" officeooo:rsid="000d7908" officeooo:paragraph-rsid="000d7908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fo:color="#ff8000" fo:font-weight="bold" officeooo:rsid="000d7908" officeooo:paragraph-rsid="000d7908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fo:color="#ff8000" fo:font-weight="bold" officeooo:rsid="000f5f4a" officeooo:paragraph-rsid="000f5f4a" style:font-weight-asian="bold" style:font-weight-complex="bold"/>
    </style:style>
    <style:style style:name="P14" style:family="paragraph" style:parent-style-name="Standard">
      <style:text-properties fo:font-weight="normal" officeooo:rsid="000a1f4e" officeooo:paragraph-rsid="000a1f4e" style:font-weight-asian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color="#ff0000" fo:font-weight="bold" officeooo:rsid="000f5f4a" officeooo:paragraph-rsid="000f5f4a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a1f4e" style:font-weight-asian="normal" style:font-weight-complex="normal"/>
    </style:style>
    <style:style style:name="T3" style:family="text">
      <style:text-properties fo:font-weight="normal" officeooo:rsid="000c2151" style:font-weight-asian="normal" style:font-weight-complex="normal"/>
    </style:style>
    <style:style style:name="T4" style:family="text">
      <style:text-properties fo:font-weight="bold" officeooo:rsid="000a1f4e" style:font-weight-asian="bold" style:font-weight-complex="bold"/>
    </style:style>
    <style:style style:name="T5" style:family="text">
      <style:text-properties fo:color="#c9211e"/>
    </style:style>
    <style:style style:name="T6" style:family="text">
      <style:text-properties fo:color="#ff8000"/>
    </style:style>
    <style:style style:name="T7" style:family="text">
      <style:text-properties fo:color="#ff8000" fo:font-weight="bold" officeooo:rsid="000c2151" style:font-weight-asian="bold" style:font-weight-complex="bold"/>
    </style:style>
    <style:style style:name="T8" style:family="text">
      <style:text-properties fo:color="#ff8000" officeooo:rsid="000c2151"/>
    </style:style>
    <style:style style:name="T9" style:family="text">
      <style:text-properties fo:color="#000000"/>
    </style:style>
    <style:style style:name="T10" style:family="text">
      <style:text-properties fo:color="#000000" fo:font-weight="normal" style:font-weight-asian="normal" style:font-weight-complex="normal"/>
    </style:style>
    <style:style style:name="T11" style:family="text">
      <style:text-properties fo:color="#000000" fo:font-weight="normal" officeooo:rsid="000f5f4a" style:font-weight-asian="normal" style:font-weight-complex="normal"/>
    </style:style>
    <style:style style:name="T12" style:family="text">
      <style:text-properties fo:color="#000000" officeooo:rsid="000f5f4a"/>
    </style:style>
    <style:style style:name="T13" style:family="text">
      <style:text-properties fo:color="#323232" style:font-name="Arial" fo:font-size="16pt" fo:letter-spacing="normal" style:font-size-asian="16pt"/>
    </style:style>
    <style:style style:name="T14" style:family="text">
      <style:text-properties style:font-name="Arial" fo:font-size="16pt" fo:letter-spacing="normal" style:font-size-asian="16pt"/>
    </style:style>
    <style:style style:name="T15" style:family="text">
      <style:text-properties style:font-name="Arial" fo:letter-spacing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ULA 02 – Introdução ao Angular </text:p>
      <text:p text:style-name="P3"/>
      <text:list xml:id="list1040157578" text:style-name="L1">
        <text:list-item>
          <text:p text:style-name="P4">Introdução ao angular</text:p>
        </text:list-item>
        <text:list-item>
          <text:p text:style-name="P4">JavaScript</text:p>
        </text:list-item>
        <text:list-item>
          <text:p text:style-name="P4">HTML</text:p>
        </text:list-item>
        <text:list-item>
          <text:p text:style-name="P4">CSS</text:p>
        </text:list-item>
        <text:list-item>
          <text:p text:style-name="P4">Json</text:p>
        </text:list-item>
      </text:list>
      <text:p text:style-name="P3"/>
      <text:p text:style-name="P6">O QUE É O ANGULAR --&gt; <text:span text:style-name="T1">é um frameWork construido com typescript, baseada em componentes, possui arquitetura modular, isso possibilita reutilizar recursos e oferece uma variedade de bibliotecas.</text:span></text:p>
      <text:p text:style-name="P6"><text:span text:style-name="T1"/></text:p>
      <text:p text:style-name="P6"><text:tab/>Pré-Requisitos:</text:p>
      <text:list xml:id="list2016272579" text:style-name="L2">
        <text:list-item>
          <text:p text:style-name="P10"><text:span text:style-name="T7">HTML --&gt;</text:span><text:span text:style-name="T4"> </text:span><text:span text:style-name="T2">Linguagem de marcação de texto interpretado pelo próprio Browser, basicamente o esqueleto da aplicação.</text:span></text:p>
          <text:p text:style-name="P5"><text:span text:style-name="T1"/></text:p>
        </text:list-item>
        <text:list-item>
          <text:p text:style-name="P7"><text:span text:style-name="T8">CSS --&gt; </text:span><text:span text:style-name="T1">Parte da estilização da pagin</text:span><text:span text:style-name="T3">a</text:span></text:p>
          <text:p text:style-name="P8"><text:span text:style-name="T1"/></text:p>
        </text:list-item>
        <text:list-item>
          <text:p text:style-name="P9"><text:span text:style-name="T6">JavaScript --&gt;</text:span> <text:span text:style-name="T1"><text:s/>é uma linguagem de programação que permite implementar <text:s/>itens complexos Permite manipular </text:span><text:span text:style-name="T5">HTML</text:span><text:span text:style-name="T1"> e </text:span><text:span text:style-name="T5">CSS</text:span><text:span text:style-name="T1"> criando , removendo e mudando, ‘uma linguagem cliente servidor.</text:span></text:p>
          <text:p text:style-name="P9"><text:span text:style-name="T1"/></text:p>
          <text:p text:style-name="P9"><text:span text:style-name="T1">OBS: NÃO É UMA LINGUAGEM TIPADA.</text:span></text:p>
          <text:p text:style-name="P9"><text:span text:style-name="T1"/></text:p>
        </text:list-item>
        <text:list-item>
          <text:p text:style-name="P11">JSON →<text:span text:style-name="T9"> </text:span><text:span text:style-name="T10">Json é um acronimo de JavaScript Object Notation, é um formato compacto, de padrão aberto independente, de troca de dados simples e rápida entre sistemas </text:span></text:p>
        </text:list-item>
      </text:list>
      <text:p text:style-name="P12"><text:span text:style-name="T10"/></text:p>
      <text:p text:style-name="P12"><text:span text:style-name="T12">Sintaxe Básica do JSON:</text:span></text:p>
      <text:p text:style-name="P12"><text:span text:style-name="T11"><text:tab/><text:tab/></text:span></text:p>
      <text:p text:style-name="P13"><text:span text:style-name="T9">{e}</text:span><text:span text:style-name="T10"> – demilita um objeto</text:span></text:p>
      <text:p text:style-name="P13"><text:span text:style-name="T9">[e]</text:span><text:span text:style-name="T10"> – Demilita um array</text:span></text:p>
      <text:p text:style-name="P13"><text:span text:style-name="T9">: </text:span><text:span text:style-name="T10">- separa chaves( atributos) de valores</text:span></text:p>
      <text:p text:style-name="P13"><text:span text:style-name="T9">, </text:span><text:span text:style-name="T10">- separa os atributos chaves</text:span></text:p>
      <text:p text:style-name="P13"><text:span text:style-name="T10"/></text:p>
      <text:p text:style-name="P15">Exemplo: </text:p>
      <text:p text:style-name="P1"><text:span text:style-name="T15">{</text:span></text:p>
      <text:p text:style-name="P1"><text:span text:style-name="T15"><text:s text:c="4"/>"texto" : "Brasil",</text:span></text:p>
      <text:p text:style-name="P1"><text:span text:style-name="T15"><text:s text:c="4"/>"numero" : 23,</text:span></text:p>
      <text:p text:style-name="P1"><text:span text:style-name="T15"><text:s text:c="4"/>"numeroReal" : 54.87,</text:span></text:p>
      <text:p text:style-name="P1"><text:span text:style-name="T15"><text:s text:c="4"/>"booleano": true,</text:span></text:p>
      <text:p text:style-name="P1"><text:span text:style-name="T15"><text:s text:c="4"/>"nulo": null</text:span></text:p>
      <text:p text:style-name="P2"><text:span text:style-name="T15">}</text:span></text:p>
      <text:p text:style-name="P15"/>
      <text:p text:style-name="P12"><text:span text:style-name="T10"/></text:p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2" svg:font-family="'Lohit Devanagari'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Padrão" style:family="paragraph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bjeto_20_sem_20_preenchimento" style:display-name="Objeto sem preenchimento" style:family="paragraph" style:parent-style-name="Padrão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sem_20_preenchimento_20_nem_20_linha" style:display-name="Objeto sem preenchimento nem linha" style:family="paragraph" style:parent-style-name="Padrão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ítulo_20_da_20_folha_20_A4" style:display-name="Título da folha A4" style:family="paragraph" style:parent-style-name="A4" style:default-outline-level="">
      <style:text-properties style:font-name="Noto Sans" fo:font-family="'Noto Sans'" style:font-family-generic="roman" style:font-pitch="variable" fo:font-size="43.5pt" style:font-size-asian="43.5pt"/>
    </style:style>
    <style:style style:name="Título_20_A4" style:display-name="Título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o_20_A4" style:display-name="Texto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ítulo_20_da_20_folha_20_A0" style:display-name="Título da folha A0" style:family="paragraph" style:parent-style-name="A0" style:default-outline-level="">
      <style:text-properties style:font-name="Noto Sans" fo:font-family="'Noto Sans'" style:font-family-generic="roman" style:font-pitch="variable" fo:font-size="95.5pt" style:font-size-asian="95.5pt"/>
    </style:style>
    <style:style style:name="Título_20_A0" style:display-name="Título A0" style:family="paragraph" style:parent-style-name="A0" style:default-outline-level="">
      <style:text-properties style:font-name="Noto Sans" fo:font-family="'Noto Sans'" style:font-family-generic="roman" style:font-pitch="variable" fo:font-size="71.5pt" style:font-size-asian="71.5pt"/>
    </style:style>
    <style:style style:name="Texto_20_A0" style:display-name="Texto A0" style:family="paragraph" style:parent-style-name="A0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Formas" style:family="paragraph" style:parent-style-name="Figure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gure" style:family="paragraph" style:parent-style-name="Caption" style:class="extra"/>
    <style:style style:name="Preenchido" style:family="paragraph" style:parent-style-name="Forma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Preenchido_20_azul" style:display-name="Preenchido azul" style:family="paragraph" style:parent-style-name="Preenchido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Preenchido_20_verde" style:display-name="Preenchido verde" style:family="paragraph" style:parent-style-name="Preenchido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Preenchido_20_vermelho" style:display-name="Preenchido vermelho" style:family="paragraph" style:parent-style-name="Preenchido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Preenchido_20_amarelo" style:display-name="Preenchido amarelo" style:family="paragraph" style:parent-style-name="Preenchido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rno" style:family="paragraph" style:parent-style-name="Forma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rno_20_azul" style:display-name="Contorno azul" style:family="paragraph" style:parent-style-name="Contorno" style:default-outline-level="">
      <style:text-properties fo:color="#355269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rno_20_verde" style:display-name="Contorno verde" style:family="paragraph" style:parent-style-name="Contorno" style:default-outline-level="">
      <style:text-properties fo:color="#127622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rno_20_vermelho" style:display-name="Contorno vermelho" style:family="paragraph" style:parent-style-name="Contorno" style:default-outline-level="">
      <style:text-properties fo:color="#c9211e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rno_20_amarelo" style:display-name="Contorno amarelo" style:family="paragraph" style:parent-style-name="Contorno" style:default-outline-level="">
      <style:text-properties fo:color="#b47804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Linhas" style:family="paragraph" style:parent-style-name="Figure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Linha_20_com_20_seta" style:display-name="Linha com seta" style:family="paragraph" style:parent-style-name="Linha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Linha_20_tracejada" style:display-name="Linha tracejada" style:family="paragraph" style:parent-style-name="Linha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TITLE_5f_AND_5f_BODY_7e_LT_7e_Gliederung_20_1" style:display-name="TITLE_AND_BODY~LT~Gliederung 1" style:family="paragraph" style:default-outline-level="">
      <style:paragraph-properties fo:margin-top="0.4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_5f_AND_5f_BODY_7e_LT_7e_Gliederung_20_2" style:display-name="TITLE_AND_BODY~LT~Gliederung 2" style:family="paragraph" style:parent-style-name="TITLE_5f_AND_5f_BODY_7e_LT_7e_Gliederung_20_1" style:default-outline-level="">
      <style:paragraph-properties fo:margin-top="0.4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5f_AND_5f_BODY_7e_LT_7e_Gliederung_20_3" style:display-name="TITLE_AND_BODY~LT~Gliederung 3" style:family="paragraph" style:parent-style-name="TITLE_5f_AND_5f_BODY_7e_LT_7e_Gliederung_20_2" style:default-outline-level="">
      <style:paragraph-properties fo:margin-top="0.3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5f_AND_5f_BODY_7e_LT_7e_Gliederung_20_4" style:display-name="TITLE_AND_BODY~LT~Gliederung 4" style:family="paragraph" style:parent-style-name="TITLE_5f_AND_5f_BODY_7e_LT_7e_Gliederung_20_3" style:default-outline-level="">
      <style:paragraph-properties fo:margin-top="0.1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5f_AND_5f_BODY_7e_LT_7e_Gliederung_20_5" style:display-name="TITLE_AND_BODY~LT~Gliederung 5" style:family="paragraph" style:parent-style-name="TITLE_5f_AND_5f_BODY_7e_LT_7e_Gliederung_20_4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AND_5f_BODY_7e_LT_7e_Gliederung_20_6" style:display-name="TITLE_AND_BODY~LT~Gliederung 6" style:family="paragraph" style:parent-style-name="TITLE_5f_AND_5f_BODY_7e_LT_7e_Gliederung_20_5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AND_5f_BODY_7e_LT_7e_Gliederung_20_7" style:display-name="TITLE_AND_BODY~LT~Gliederung 7" style:family="paragraph" style:parent-style-name="TITLE_5f_AND_5f_BODY_7e_LT_7e_Gliederung_20_6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AND_5f_BODY_7e_LT_7e_Gliederung_20_8" style:display-name="TITLE_AND_BODY~LT~Gliederung 8" style:family="paragraph" style:parent-style-name="TITLE_5f_AND_5f_BODY_7e_LT_7e_Gliederung_20_7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AND_5f_BODY_7e_LT_7e_Gliederung_20_9" style:display-name="TITLE_AND_BODY~LT~Gliederung 9" style:family="paragraph" style:parent-style-name="TITLE_5f_AND_5f_BODY_7e_LT_7e_Gliederung_20_8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AND_5f_BODY_7e_LT_7e_Titel" style:display-name="TITLE_AND_BODY~LT~Titel" style:family="paragraph" style:default-outline-level="">
      <style:paragraph-properties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_5f_AND_5f_BODY_7e_LT_7e_Untertitel" style:display-name="TITLE_AND_BODY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_5f_AND_5f_BODY_7e_LT_7e_Notizen" style:display-name="TITLE_AND_BODY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_5f_AND_5f_BODY_7e_LT_7e_Hintergrundobjekte" style:display-name="TITLE_AND_BODY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ITLE_5f_AND_5f_BODY_7e_LT_7e_Hintergrund" style:display-name="TITLE_AND_BODY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bjetos_20_de_20_fundo" style:display-name="Objetos de fundo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Fundo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Notas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ópicos_20_1" style:display-name="Tópicos 1" style:family="paragraph" style:default-outline-level="">
      <style:paragraph-properties fo:margin-top="0.4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ópicos_20_2" style:display-name="Tópicos 2" style:family="paragraph" style:parent-style-name="Tópicos_20_1" style:default-outline-level="">
      <style:paragraph-properties fo:margin-top="0.4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ópicos_20_3" style:display-name="Tópicos 3" style:family="paragraph" style:parent-style-name="Tópicos_20_2" style:default-outline-level="">
      <style:paragraph-properties fo:margin-top="0.3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ópicos_20_4" style:display-name="Tópicos 4" style:family="paragraph" style:parent-style-name="Tópicos_20_3" style:default-outline-level="">
      <style:paragraph-properties fo:margin-top="0.1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ópicos_20_5" style:display-name="Tópicos 5" style:family="paragraph" style:parent-style-name="Tópicos_20_4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ópicos_20_6" style:display-name="Tópicos 6" style:family="paragraph" style:parent-style-name="Tópicos_20_5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ópicos_20_7" style:display-name="Tópicos 7" style:family="paragraph" style:parent-style-name="Tópicos_20_6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ópicos_20_8" style:display-name="Tópicos 8" style:family="paragraph" style:parent-style-name="Tópicos_20_7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ópicos_20_9" style:display-name="Tópicos 9" style:family="paragraph" style:parent-style-name="Tópicos_20_8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ullet_20_Symbols" style:display-name="Bullet Symbols" style:family="text">
      <style:text-properties fo:color="#000000"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2-15T19:29:30.394127598</meta:creation-date>
    <dc:date>2024-02-15T22:42:05.881768104</dc:date>
    <meta:editing-duration>PT15M36S</meta:editing-duration>
    <meta:editing-cycles>1</meta:editing-cycles>
    <meta:document-statistic meta:table-count="0" meta:image-count="0" meta:object-count="0" meta:page-count="1" meta:paragraph-count="31" meta:word-count="182" meta:character-count="1075" meta:non-whitespace-character-count="906"/>
    <meta:generator>LibreOffice/6.4.7.2$Linux_X86_64 LibreOffice_project/40$Build-2</meta:generator>
  </office:meta>
</office:document-meta>
</file>